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AmazonEmberLight" svg:font-family="AmazonEmberLight, 'Helvetica Neue Light', 'Helvetica Neue', Helvetica, Arial, sans-serif"/>
    <style:font-face style:name="Segoe UI" svg:font-family="'Segoe UI', SegoeUI, 'Segoe WP', Tahoma, Arial, sans-serif"/>
    <style:font-face style:name="open sans" svg:font-family="'open sans'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color="#000000" loext:opacity="100%" style:font-name="Liberation Serif" fo:font-size="12pt" officeooo:paragraph-rsid="001d9556" style:font-size-asian="12pt" style:font-size-complex="12pt"/>
    </style:style>
    <style:style style:name="P2" style:family="paragraph" style:parent-style-name="Heading_20_3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1c888" officeooo:paragraph-rsid="0021c888" style:text-blinking="false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Heading_20_3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21c888" officeooo:paragraph-rsid="0021c888" style:text-blinking="false" fo:background-color="transparent" style:font-size-asian="12pt" style:font-weight-asian="bold" style:font-size-complex="12pt" style:font-weight-complex="bold" loext:padding="0cm" loext:border="none"/>
    </style:style>
    <style:style style:name="P4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21c888" officeooo:paragraph-rsid="0021c888" style:text-blinking="false" fo:background-color="transparent" style:font-size-asian="12pt" style:font-weight-asian="bold" style:font-size-complex="12pt" style:font-weight-complex="bold" loext:padding="0cm" loext:border="none"/>
    </style:style>
    <style:style style:name="P5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21c888" officeooo:paragraph-rsid="0024753a" style:text-blinking="false" fo:background-color="transparent" style:font-size-asian="12pt" style:font-weight-asian="bold" style:font-size-complex="12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1c888" officeooo:paragraph-rsid="0021c888" style:text-blinking="false" fo:background-color="#ffffff" style:font-size-asian="12pt" style:font-weight-asian="bold" style:font-size-complex="12pt" style:font-weight-complex="bold" loext:padding="0cm" loext:border="none"/>
    </style:style>
    <style:style style:name="P7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4753a" officeooo:paragraph-rsid="0024753a" style:text-blinking="false" fo:background-color="#ffffff" style:font-size-asian="12pt" style:font-weight-asian="bold" style:font-size-complex="12pt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bb86e" officeooo:paragraph-rsid="002bb86e" style:text-blinking="false" fo:background-color="#ffffff" style:font-size-asian="12pt" style:font-weight-asian="bold" style:font-size-complex="12pt" style:font-weight-complex="bold" loext:padding="0cm" loext:border="none"/>
    </style:style>
    <style:style style:name="P9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c3788" officeooo:paragraph-rsid="002c3788" style:text-blinking="false" fo:background-color="#ffffff" style:font-size-asian="12pt" style:font-weight-asian="bold" style:font-size-complex="12pt" style:font-weight-complex="bold" loext:padding="0cm" loext:border="none"/>
    </style:style>
    <style:style style:name="P10" style:family="paragraph" style:parent-style-name="Standard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bold" officeooo:rsid="00293490" officeooo:paragraph-rsid="00293490" style:text-blinking="false" fo:background-color="transparent" style:font-size-asian="12pt" style:font-weight-asian="bold" style:font-size-complex="12pt" style:font-weight-complex="bold" loext:padding="0cm" loext:border="none"/>
    </style:style>
    <style:style style:name="P11" style:family="paragraph" style:parent-style-name="Standard">
      <style:text-properties fo:color="#000000" loext:opacity="100%" style:font-name="Liberation Serif" fo:font-size="12pt" officeooo:paragraph-rsid="002075ff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officeooo:paragraph-rsid="001d9556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paragraph-rsid="0025e31d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25e31d" officeooo:paragraph-rsid="0025e31d" style:font-size-asian="12pt" style:font-size-complex="12pt"/>
    </style:style>
    <style:style style:name="P15" style:family="paragraph" style:parent-style-name="Standard">
      <style:text-properties fo:color="#ff0000" loext:opacity="100%" style:font-name="Liberation Serif" fo:font-size="12pt" officeooo:paragraph-rsid="001d9556" style:font-size-asian="12pt" style:font-size-complex="12pt"/>
    </style:style>
    <style:style style:name="P16" style:family="paragraph" style:parent-style-name="Standard">
      <style:text-properties fo:color="#ff0000" loext:opacity="100%" style:font-name="Liberation Serif" fo:font-size="12pt" officeooo:paragraph-rsid="0025e31d" style:font-size-asian="12pt" style:font-size-complex="12pt"/>
    </style:style>
    <style:style style:name="P17" style:family="paragraph" style:parent-style-name="Standard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29fd7a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0.5pt" fo:letter-spacing="normal" fo:font-style="normal" fo:font-weight="normal" officeooo:rsid="00238902" officeooo:paragraph-rsid="00238902"/>
    </style:style>
    <style:style style:name="P21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238902" officeooo:paragraph-rsid="00238902" style:font-size-asian="12pt" style:font-size-complex="12pt"/>
    </style:style>
    <style:style style:name="P23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29fd7a" officeooo:paragraph-rsid="0029fd7a" style:font-size-asian="12pt" style:font-size-complex="12pt"/>
    </style:style>
    <style:style style:name="P24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officeooo:paragraph-rsid="00238902"/>
    </style:style>
    <style:style style:name="P25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style:font-name="Liberation Serif" fo:font-size="12pt" officeooo:paragraph-rsid="00238902" style:font-size-asian="12pt" style:font-size-complex="12pt"/>
    </style:style>
    <style:style style:name="P26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 fo:padding="0cm" fo:border="none"/>
      <style:text-properties style:font-name="Liberation Serif" fo:font-size="12pt" officeooo:rsid="00293490" officeooo:paragraph-rsid="00293490" style:font-size-asian="12pt" style:font-size-complex="12pt"/>
    </style:style>
    <style:style style:name="P27" style:family="paragraph" style:parent-style-name="Text_20_body">
      <style:paragraph-properties fo:margin-top="0.397cm" fo:margin-bottom="0.397cm" style:contextual-spacing="false" fo:orphans="2" fo:widows="2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7864e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38902" style:text-blinking="false" fo:background-color="#ffffff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.75pt" fo:letter-spacing="normal" fo:font-style="normal" style:text-underline-style="none" fo:font-weight="normal" officeooo:rsid="00238902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officeooo:rsid="00238902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.75pt" fo:letter-spacing="normal" fo:font-style="normal" style:text-underline-style="none" fo:font-weight="normal" officeooo:rsid="00238902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238902"/>
    </style:style>
    <style:style style:name="T7" style:family="text">
      <style:text-properties fo:font-variant="normal" fo:text-transform="none" fo:color="#000000" loext:opacity="100%" style:font-name="Liberation Serif" fo:font-size="12.75pt" fo:letter-spacing="normal" fo:font-style="normal" fo:font-weight="normal" officeooo:rsid="00238902"/>
    </style:style>
    <style:style style:name="T8" style:family="text">
      <style:text-properties fo:font-variant="normal" fo:text-transform="none" fo:color="#000000" loext:opacity="100%" style:font-name="Liberation Serif" fo:font-size="12.75pt" fo:letter-spacing="normal" fo:font-weight="normal" officeooo:rsid="00238902"/>
    </style:style>
    <style:style style:name="T9" style:family="text">
      <style:text-properties fo:font-variant="normal" fo:text-transform="none" fo:color="#000000" loext:opacity="100%" style:font-name="Liberation Serif" fo:letter-spacing="normal" fo:font-style="normal" fo:font-weight="normal" officeooo:rsid="00238902"/>
    </style:style>
    <style:style style:name="T10" style:family="text">
      <style:text-properties fo:font-variant="normal" fo:text-transform="none" fo:color="#000000" loext:opacity="100%" style:font-name="Liberation Serif" fo:letter-spacing="normal" fo:font-weight="normal" officeooo:rsid="00238902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8902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weight="normal" officeooo:rsid="00238902" style:font-size-asian="12pt" style:font-size-complex="12pt"/>
    </style:style>
    <style:style style:name="T13" style:family="text">
      <style:text-properties fo:font-variant="normal" fo:text-transform="none" fo:color="#000000" loext:opacity="100%" fo:font-size="12.75pt" fo:letter-spacing="normal" fo:font-style="normal" fo:font-weight="normal" officeooo:rsid="00238902"/>
    </style:style>
    <style:style style:name="T14" style:family="text">
      <style:text-properties fo:font-variant="normal" fo:text-transform="none" fo:color="#000000" loext:opacity="100%" fo:font-size="12.75pt" fo:letter-spacing="normal" fo:font-weight="normal" officeooo:rsid="00238902"/>
    </style:style>
    <style:style style:name="T15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6" style:family="text">
      <style:text-properties fo:font-variant="normal" fo:text-transform="none" fo:color="#000000" loext:opacity="100%" fo:font-size="10.5pt" fo:letter-spacing="normal" fo:font-style="normal" fo:font-weight="normal" officeooo:rsid="00238902"/>
    </style:style>
    <style:style style:name="T17" style:family="text">
      <style:text-properties fo:font-variant="normal" fo:text-transform="none" fo:color="#000000" loext:opacity="100%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38902"/>
    </style:style>
    <style:style style:name="T19" style:family="text">
      <style:text-properties fo:font-variant="normal" fo:text-transform="none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weight="normal"/>
    </style:style>
    <style:style style:name="T23" style:family="text">
      <style:text-properties style:font-name="Liberation Serif"/>
    </style:style>
    <style:style style:name="T24" style:family="text">
      <style:text-properties style:font-name="AmazonEmberLight" fo:font-size="12pt" fo:font-weight="normal"/>
    </style:style>
    <style:style style:name="T25" style:family="text">
      <style:text-properties fo:font-size="12pt" fo:font-weight="normal"/>
    </style:style>
    <style:style style:name="T26" style:family="text">
      <style:text-properties fo:font-size="12pt" fo:font-weight="normal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text-line-through-style="none" style:text-line-through-type="none" fo:font-size="9.75pt" style:text-underline-style="none" officeooo:rsid="0021c888" style:text-blinking="false" fo:background-color="#ffffff" loext:char-shading-value="0" style:font-weight-asian="bold" style:font-weight-complex="bold" loext:padding="0cm" loext:border="none"/>
    </style:style>
    <style:style style:name="T29" style:family="text">
      <style:text-properties style:text-line-through-style="none" style:text-line-through-type="none" fo:font-size="9.75pt" style:text-underline-style="none" style:text-blinking="false" fo:background-color="transparent" loext:char-shading-value="0" style:font-weight-asian="normal" style:font-weight-complex="normal" loext:padding="0cm" loext:border="none"/>
    </style:style>
    <style:style style:name="T30" style:family="text">
      <style:text-properties style:text-line-through-style="none" style:text-line-through-type="none" fo:font-size="9.75pt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31" style:family="text">
      <style:text-properties style:text-line-through-style="none" style:text-line-through-type="none" style:text-underline-style="none" officeooo:rsid="0021c888" style:text-blinking="false" fo:background-color="#ffffff" loext:char-shading-value="0" style:font-weight-asian="bold" style:font-weight-complex="bold" loext:padding="0cm" loext:border="none"/>
    </style:style>
    <style:style style:name="T32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 loext:padding="0cm" loext:border="none"/>
    </style:style>
    <style:style style:name="T33" style:family="text">
      <style:text-properties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cm" loext:border="none"/>
    </style:style>
    <style:style style:name="T34" style:family="text">
      <style:text-properties fo:font-size="12.75pt"/>
    </style:style>
    <style:style style:name="T35" style:family="text">
      <style:text-properties fo:font-size="12.75pt" fo:font-weight="normal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officeooo:rsid="002bb86e"/>
    </style:style>
    <style:style style:name="T38" style:family="text">
      <style:text-properties officeooo:rsid="002db705"/>
    </style:style>
    <style:style style:name="T39" style:family="text">
      <style:text-properties officeooo:rsid="002f7d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ISTRIBUIDO <text:span text:style-name="T39">12 Lindomar Bassetti 1201900046</text:span> </text:p>
      <text:p text:style-name="P11">1 Descrição da tarefa</text:p>
      <text:p text:style-name="P11"><text:s/>Pesquisar e escrever um texto sobre os dois principais provedores de serviços na nuvem atualmente</text:p>
      <text:p text:style-name="P11"><text:s/></text:p>
      <text:p text:style-name="P12">1. AWS</text:p>
      <text:p text:style-name="P12">2. Azure</text:p>
      <text:p text:style-name="P12">Devem ser explorados os seguintes pontos durante a sua comparação : </text:p>
      <text:p text:style-name="P12">1. Principais serviços disponíveis</text:p>
      <text:p text:style-name="P12">2. Preços</text:p>
      <text:p text:style-name="P12">3. Disponibilidade no Brasil</text:p>
      <text:p text:style-name="P12"><text:s/>Você deve descrever, para o projeto de OpetNet em qual destes provedores você hospedaria, explicando o porque. </text:p>
      <text:p text:style-name="P12"/>
      <text:p text:style-name="P12"/>
      <text:p text:style-name="P12"/>
      <text:p text:style-name="P12"/>
      <text:p text:style-name="P12"/>
      <text:p text:style-name="P17"><text:span text:style-name="T36">AWS</text:span></text:p>
      <text:p text:style-name="P17"><text:span text:style-name="T36"/></text:p>
      <text:p text:style-name="P17">A Amazon Web Services oferece um amplo conjunto de produtos de nuvem globais, como computação, armazenamento, bancos de dados, análises, redes, dispositivos móveis, ferramentas do desenvolvedor, ferramentas de gerenciamento, IoT, segurança e aplicativos empresariais.. Esses serviços ajudam as empresas a se mover mais rapidamente, baixar os custos de TI e escalar. As maiores empresas e as startups mais proeminentes do mercado confiam na AWS como base para uma grande variedade de cargas de trabalho, como: aplicativos da web e móveis, desenvolvimento de jogos, processamento de dados, data warehousing, armazenamento, arquivamento e muito mais. </text:p>
      <text:p text:style-name="P18"/>
      <text:p text:style-name="P18">Entre os produtos em destaque do asw estão: </text:p>
      <text:p text:style-name="P18"><text:tab/>Amazon EC2(Servidores virtuais na nuvem)</text:p>
      <text:p text:style-name="P18"><text:tab/>Amazon Simple Storage Service (Armazenamento escalável na nuvem)</text:p>
      <text:p text:style-name="P18"><text:tab/>Amazon Aurora (Banco de dados relacional gerenciado de alta performance)</text:p>
      <text:p text:style-name="P4"/>
      <text:h text:style-name="P2" text:outline-level="3"><text:bookmark text:name="Pay-as-you-go"/>Pagamento conforme o uso</text:h>
      <text:p text:style-name="P19">Com a AWS, você paga apenas pelo que usa, o que ajuda a organização a manter a agilidade e a capacidade de resposta, além de sempre atender às demandas de escala.</text:p>
      <text:p text:style-name="P27">A definição de preço conforme o uso permite que você se adapte facilmente a necessidades empresariais dinâmicas sem sobrecarregar orçamentos, além de melhorar a sua capacidade de resposta diante de mudanças. Com o modelo de pagamento conforme o uso, você pode adaptar sua empresa de acordo com a necessidade e não com base em previsões, o que reduz o risco de provisionamento em excesso ou perda de capacidade.</text:p>
      <text:p text:style-name="P27">Ao pagar por serviços de acordo com a necessidade, você pode redirecionar sua atenção para inovações e invenções, reduzindo a complexidade de compras, além de permitir elasticidade total à sua empresa.</text:p>
      <text:h text:style-name="P3" text:outline-level="3"><text:soft-page-break/></text:h>
      <text:p text:style-name="P21"/>
      <text:p text:style-name="P22"/>
      <text:p text:style-name="P22">Disponibilidade no brasil:</text:p>
      <text:p text:style-name="P20"><text:span text:style-name="T27">O novo datacenter da companhia fica em </text:span><text:span text:style-name="Strong_20_Emphasis"><text:span text:style-name="T26">São Paulo. </text:span></text:span><text:span text:style-name="T27">Pelo que a Amazon divulgou, trata-se da primeira instalação do tipo na </text:span><text:span text:style-name="Strong_20_Emphasis"><text:span text:style-name="T26">América do Sul</text:span></text:span><text:span text:style-name="T27">. No novo datacenter clientes poderão rodar aplicações dos mais variados tipos, tirando proveito da computação na nuvem que a Amazon oferece faz algum tempo. Além da liderança no e-commerce de produtos físicos, a Amazon também tem produtos de TI muito bem cotados entre os entendidos. Não por acaso, a chegada do Amazon AWS foi comemorada pelos usuários brasileiros nas redes sociais. </text:span></text:p>
      <text:p text:style-name="P24"><text:span text:style-name="T11">E quem ganha com um datacenter local? Nós, principalmente, bem como os </text:span><text:span text:style-name="Emphasis"><text:span text:style-name="T12">hermanos </text:span></text:span><text:span text:style-name="T11">mais próximos. Ao posicionar uma rede de computação na nuvem no Brasil, a </text:span><text:span text:style-name="Strong_20_Emphasis"><text:span text:style-name="T11">Amazon </text:span></text:span><text:span text:style-name="T11">diminui a </text:span><text:span text:style-name="T1">latência </text:span><text:span text:style-name="T11">dos servidores. O caminho que uma simples requisição fazia pelos tubos da internet para chegar a um computador lá nos Estados Unidos e na Europa diminui, visto que não existe mais a necessidade de passar por cabos submarinos ou conexões tidas como globais. </text:span></text:p>
      <text:p text:style-name="P25"><text:span text:style-name="T18"/></text:p>
      <text:p text:style-name="P25"><text:span text:style-name="T18"/></text:p>
      <text:p text:style-name="P25"><text:span text:style-name="T18"/></text:p>
      <text:p text:style-name="P26"><text:span text:style-name="T18">A</text:span><text:span text:style-name="T17">ZURE</text:span></text:p>
      <text:p text:style-name="P10"><text:span text:style-name="T22">o microsoft AZURE oferece um conjunto de produtos de nuvem globais, como computação, armazenamento, bancos de dados, análises, redes, dispositivos móveis, ferramentas do desenvolvedor, ferramentas de gerenciamento, IoT, segurança e aplicativos empresariais.</text:span></text:p>
      <text:p text:style-name="P23">Entre os produtos em destaque estão os seguintes produtos:</text:p>
      <text:p text:style-name="P23"><text:tab/>Maquinas virtuais (<text:span text:style-name="T31">Provisione máquinas virtuais Windows e Linux em segundos</text:span><text:span text:style-name="T33">)</text:span></text:p>
      <text:p text:style-name="P23"><text:tab/>SQL do AZURE (<text:span text:style-name="T31">Instância SQL gerenciada e sempre atualizada na nuvem</text:span><text:span text:style-name="T33">)</text:span></text:p>
      <text:p text:style-name="P23"><text:soft-page-break/><text:span text:style-name="T32"><text:tab/>Azure Cosmos DB</text:span><text:span text:style-name="T33">(</text:span><text:span text:style-name="T31">Banco de dados NoSQL rápido com APIs abertas para qualquer escala</text:span><text:span text:style-name="T33">)</text:span></text:p>
      <text:p text:style-name="P22"/>
      <text:p text:style-name="P6"/>
      <text:p text:style-name="P7">pre<text:span text:style-name="T37">ç</text:span>os:</text:p>
      <text:p text:style-name="P8">os preços do microsoft Azure seguem o mesmo modelo de cobrança pelo uso igual ao aws, e ambos também trabalham com sistemas de descontos em que a demanda se torna menor. Porem ao fazer alguns cálculos em ambas as plataformas com um serviço similar notei que o os preços do azure são ligeiramente maiores,</text:p>
      <text:p text:style-name="P8"/>
      <text:p text:style-name="P9">disponibilidade:</text:p>
      <text:p text:style-name="P9">Com duas data centers no Brasil (São Paulo e Rio de Janeiro) os servidores garantem baixa latência na rede de seus clientes.</text:p>
      <text:p text:style-name="P9"/>
      <text:p text:style-name="P7"/>
      <text:p text:style-name="P5"><text:s/></text:p>
      <text:h text:style-name="P1" text:outline-level="2"><text:span text:style-name="T21"/></text:h>
      <text:p text:style-name="P12"/>
      <text:p text:style-name="P15"/>
      <text:p text:style-name="P16">Você deve descrever, para o projeto de OpetNet em qual destes provedores você hospedaria, explicando o porque. </text:p>
      <text:p text:style-name="P13"/>
      <text:p text:style-name="P14">Utilizaria o aws po<text:span text:style-name="T38">is para o serviço escolhido Amazon EC2 o preço anual seria ligeiramente inferior a um produto similar na Microsoft Azu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AmazonEmberLight" svg:font-family="AmazonEmberLight, 'Helvetica Neue Light', 'Helvetica Neue', Helvetica, Arial, sans-serif"/>
    <style:font-face style:name="Segoe UI" svg:font-family="'Segoe UI', SegoeUI, 'Segoe WP', Tahoma, Arial, sans-serif"/>
    <style:font-face style:name="open sans" svg:font-family="'open sans'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6T20:36:50.510000000</dc:date>
    <meta:editing-duration>PT2H24M54S</meta:editing-duration>
    <meta:editing-cycles>5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37" meta:word-count="680" meta:character-count="4334" meta:non-whitespace-character-count="3671"/>
  </office:meta>
</office:document-meta>
</file>